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30000008D0ADA9B9C081E940E.png" manifest:media-type="image/png"/>
  <manifest:file-entry manifest:full-path="Pictures/1000000000000131000000E6B00BC2C3F976B78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26.314cm" style:rel-width="95%" table:align="center" fo:background-color="transparent" style:writing-mode="lr-tb">
        <style:background-image/>
      </style:table-properties>
    </style:style>
    <style:style style:name="Tableau1.A" style:family="table-column">
      <style:table-column-properties style:column-width="4.311cm" style:rel-column-width="2470*"/>
    </style:style>
    <style:style style:name="Tableau1.B" style:family="table-column">
      <style:table-column-properties style:column-width="22.003cm" style:rel-column-width="12606*"/>
    </style:style>
    <style:style style:name="Tableau1.1" style:family="table-row">
      <style:table-row-properties style:row-height="2.491cm"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0.921cm" fo:background-color="transparent" fo:keep-together="auto">
        <style:background-image/>
      </style:table-row-properties>
    </style:style>
    <style:style style:name="Tableau1.A2" style:family="table-cell">
      <style:table-cell-properties style:vertical-align="middle" fo:background-color="#cccccc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3" style:family="table-row">
      <style:table-row-properties style:min-row-height="1.799cm" fo:background-color="transparent" fo:keep-together="auto">
        <style:background-image/>
      </style:table-row-properties>
    </style:style>
    <style:style style:name="Tableau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4" style:family="table-row">
      <style:table-row-properties style:min-row-height="1.887cm" fo:background-color="transparent" fo:keep-together="auto">
        <style:background-image/>
      </style:table-row-properties>
    </style:style>
    <style:style style:name="Tableau1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5" style:family="table-row">
      <style:table-row-properties style:min-row-height="2.117cm" fo:background-color="transparent" fo:keep-together="auto">
        <style:background-image/>
      </style:table-row-properties>
    </style:style>
    <style:style style:name="Tableau1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26.314cm" style:rel-width="95%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708cm" style:rel-column-width="2641*"/>
    </style:style>
    <style:style style:name="Tableau2.B" style:family="table-column">
      <style:table-column-properties style:column-width="13.021cm" style:rel-column-width="7305*"/>
    </style:style>
    <style:style style:name="Tableau2.C" style:family="table-column">
      <style:table-column-properties style:column-width="8.585cm" style:rel-column-width="4816*"/>
    </style:style>
    <style:style style:name="Tableau2.1" style:family="table-row">
      <style:table-row-properties style:min-row-height="0.903cm"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1.711cm" fo:background-color="transparent" fo:keep-together="auto">
        <style:background-image/>
      </style:table-row-properties>
    </style:style>
    <style:style style:name="Tableau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3" style:family="table-row">
      <style:table-row-properties style:min-row-height="1.916cm" fo:background-color="transparent" fo:keep-together="auto">
        <style:background-image/>
      </style:table-row-properties>
    </style:style>
    <style:style style:name="Tableau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4" style:family="table-row">
      <style:table-row-properties style:min-row-height="3.163cm" fo:background-color="transparent" fo:keep-together="auto">
        <style:background-image/>
      </style:table-row-properties>
    </style:style>
    <style:style style:name="Tableau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5" style:family="table-row">
      <style:table-row-properties style:min-row-height="1.57cm" fo:background-color="transparent" fo:keep-together="auto">
        <style:background-image/>
      </style:table-row-properties>
    </style:style>
    <style:style style:name="Tableau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6" style:family="table-row">
      <style:table-row-properties style:min-row-height="3.113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8" style:family="table-row">
      <style:table-row-properties style:min-row-height="1.081cm" fo:background-color="transparent" fo:keep-together="auto">
        <style:background-image/>
      </style:table-row-properties>
    </style:style>
    <style:style style:name="Tableau2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9" style:family="table-row">
      <style:table-row-properties style:min-row-height="4.292cm" fo:background-color="transparent" fo:keep-together="auto">
        <style:background-image/>
      </style:table-row-properties>
    </style:style>
    <style:style style:name="Tableau2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10" style:family="table-row">
      <style:table-row-properties style:min-row-height="2.295cm" fo:background-color="transparent" fo:keep-together="auto">
        <style:background-image/>
      </style:table-row-properties>
    </style:style>
    <style:style style:name="Tableau2.A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26.314cm" style:rel-width="95%" table:align="center" fo:background-color="transparent" style:writing-mode="lr-tb">
        <style:background-image/>
      </style:table-properties>
    </style:style>
    <style:style style:name="Tableau3.A" style:family="table-column">
      <style:table-column-properties style:column-width="6.902cm" style:rel-column-width="3913*"/>
    </style:style>
    <style:style style:name="Tableau3.B" style:family="table-column">
      <style:table-column-properties style:column-width="12.898cm" style:rel-column-width="7312*"/>
    </style:style>
    <style:style style:name="Tableau3.C" style:family="table-column">
      <style:table-column-properties style:column-width="6.514cm" style:rel-column-width="3693*"/>
    </style:style>
    <style:style style:name="Tableau3.1" style:family="table-row">
      <style:table-row-properties style:min-row-height="0.903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3.C2" style:family="table-cell">
      <style:table-cell-properties style:vertical-align="middle" fo:background-color="#cccccc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3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3.C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officeooo:rsid="001b8bc4" officeooo:paragraph-rsid="001b8bc4"/>
    </style:style>
    <style:style style:name="P2" style:family="paragraph" style:parent-style-name="Standard">
      <style:text-properties officeooo:rsid="00ad672f" officeooo:paragraph-rsid="010f5323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12dcbed" officeooo:paragraph-rsid="012dcbed"/>
    </style:style>
    <style:style style:name="P5" style:family="paragraph" style:parent-style-name="Standard">
      <style:text-properties officeooo:paragraph-rsid="010f5323"/>
    </style:style>
    <style:style style:name="P6" style:family="paragraph" style:parent-style-name="Standard">
      <style:text-properties officeooo:paragraph-rsid="012b6b2f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1" fo:font-size="12pt" fo:font-weight="normal" officeooo:rsid="010f5323" officeooo:paragraph-rsid="010f5323" fo:background-color="#ffffff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1" fo:font-size="12pt" fo:font-weight="normal" officeooo:rsid="010f5323" officeooo:paragraph-rsid="010f879e" fo:background-color="#ffffff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1" fo:font-size="12pt" fo:font-weight="normal" officeooo:rsid="010f5323" officeooo:paragraph-rsid="0110094c" fo:background-color="#ffffff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1" fo:font-size="12pt" fo:font-weight="normal" officeooo:rsid="0110094c" officeooo:paragraph-rsid="0110094c" fo:background-color="#ffffff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1" fo:font-size="12pt" fo:font-weight="normal" officeooo:rsid="01177a18" officeooo:paragraph-rsid="01177a18" fo:background-color="#ffffff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fo:color="#000000" style:font-name="Arial" fo:font-size="12pt" fo:font-weight="normal" officeooo:rsid="010f5323" officeooo:paragraph-rsid="010f5323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fo:color="#000000" style:font-name="Arial" fo:font-size="12pt" fo:font-weight="normal" officeooo:rsid="00ae5f75" officeooo:paragraph-rsid="010f5323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 style:snap-to-layout-grid="false"/>
      <style:text-properties fo:color="#000000" style:font-name="Arial1" fo:font-size="12pt" fo:font-weight="normal" officeooo:rsid="010f5323" officeooo:paragraph-rsid="01177a18" fo:background-color="#ffffff" style:font-size-asian="12pt" style:font-weight-asian="normal" style:font-name-complex="Ari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.423cm" fo:margin-bottom="0.212cm" loext:contextual-spacing="false" fo:text-align="start" style:justify-single-word="false" fo:text-indent="0cm" style:auto-text-indent="false"/>
      <style:text-properties fo:color="#000000" style:font-name="Arial" fo:font-size="10pt" fo:font-weight="normal" officeooo:rsid="012504bb" officeooo:paragraph-rsid="012504bb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officeooo:rsid="0146cfe1" officeooo:paragraph-rsid="0146cfe1"/>
    </style:style>
    <style:style style:name="P17" style:family="paragraph" style:parent-style-name="Standard">
      <style:paragraph-properties fo:text-align="center" style:justify-single-word="false"/>
      <style:text-properties style:font-name="Arial" officeooo:rsid="0147d0e4" officeooo:paragraph-rsid="0147d0e4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14b6ed2" officeooo:paragraph-rsid="014b6ed2"/>
    </style:style>
    <style:style style:name="P19" style:family="paragraph" style:parent-style-name="Heading_20_1" style:master-page-name="Standard"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 fo:break-before="page" fo:keep-with-next="always"/>
      <style:text-properties officeooo:rsid="00dbf36c" officeooo:paragraph-rsid="010f5323"/>
    </style:style>
    <style:style style:name="P20" style:family="paragraph">
      <loext:graphic-properties draw:fill="none" draw:fill-color="#ffffff"/>
      <style:paragraph-properties style:writing-mode="lr-tb"/>
      <style:text-properties fo:color="#333333" style:font-name="Calibri" fo:font-size="10pt" style:font-size-asian="10pt" style:font-size-complex="10pt"/>
    </style:style>
    <style:style style:name="T1" style:family="text">
      <style:text-properties style:font-name="Arial" fo:font-size="24pt" fo:font-weight="bold" officeooo:rsid="010f5323" style:font-name-asian="Arial Unicode MS" style:font-size-asian="24pt" style:font-weight-asian="bold" style:font-name-complex="Mangal" style:font-size-complex="24pt" style:font-weight-complex="bold"/>
    </style:style>
    <style:style style:name="T2" style:family="text">
      <style:text-properties style:font-name="Arial" fo:font-size="24pt" fo:font-weight="bold" officeooo:rsid="01122098" style:font-name-asian="Arial Unicode MS" style:font-size-asian="24pt" style:font-weight-asian="bold" style:font-name-complex="Mangal" style:font-size-complex="24pt" style:font-weight-complex="bold"/>
    </style:style>
    <style:style style:name="T3" style:family="text">
      <style:text-properties style:font-name="Arial" fo:font-size="24pt" fo:font-weight="bold" officeooo:rsid="0133ab28" style:font-name-asian="Arial Unicode MS" style:font-size-asian="24pt" style:font-weight-asian="bold" style:font-name-complex="Mangal" style:font-size-complex="24pt" style:font-weight-complex="bold"/>
    </style:style>
    <style:style style:name="T4" style:family="text">
      <style:text-properties style:font-name="Arial" fo:font-size="24pt" fo:font-weight="bold" officeooo:rsid="01429b89" style:font-name-asian="Arial Unicode MS" style:font-size-asian="24pt" style:font-weight-asian="bold" style:font-name-complex="Mangal" style:font-size-complex="24pt" style:font-weight-complex="bold"/>
    </style:style>
    <style:style style:name="T5" style:family="text">
      <style:text-properties officeooo:rsid="01186fed"/>
    </style:style>
    <style:style style:name="T6" style:family="text">
      <style:text-properties officeooo:rsid="011fc1e7"/>
    </style:style>
    <style:style style:name="T7" style:family="text">
      <style:text-properties officeooo:rsid="0122f5c8"/>
    </style:style>
    <style:style style:name="T8" style:family="text">
      <style:text-properties officeooo:rsid="0124ad46"/>
    </style:style>
    <style:style style:name="T9" style:family="text">
      <style:text-properties style:font-name-asian="Arial Unicode MS"/>
    </style:style>
    <style:style style:name="T10" style:family="text">
      <style:text-properties fo:font-style="italic" style:font-name-asian="Arial Unicode MS" style:font-style-asian="italic" style:font-style-complex="italic"/>
    </style:style>
    <style:style style:name="T11" style:family="text">
      <style:text-properties fo:font-style="normal" style:font-name-asian="Arial Unicode MS" style:font-style-asian="normal" style:font-style-complex="normal"/>
    </style:style>
    <style:style style:name="T12" style:family="text">
      <style:text-properties fo:font-style="normal" officeooo:rsid="013739e5" style:font-name-asian="Arial Unicode MS" style:font-style-asian="normal" style:font-style-complex="normal"/>
    </style:style>
    <style:style style:name="T13" style:family="text">
      <style:text-properties officeooo:rsid="012632da"/>
    </style:style>
    <style:style style:name="T14" style:family="text">
      <style:text-properties officeooo:rsid="0127b36e"/>
    </style:style>
    <style:style style:name="T15" style:family="text">
      <style:text-properties officeooo:rsid="012929ae"/>
    </style:style>
    <style:style style:name="T16" style:family="text">
      <style:text-properties officeooo:rsid="012fa296"/>
    </style:style>
    <style:style style:name="T17" style:family="text">
      <style:text-properties officeooo:rsid="01319b88"/>
    </style:style>
    <style:style style:name="T18" style:family="text">
      <style:text-properties officeooo:rsid="0133ab28"/>
    </style:style>
    <style:style style:name="T19" style:family="text">
      <style:text-properties officeooo:rsid="013a845a"/>
    </style:style>
    <style:style style:name="T20" style:family="text">
      <style:text-properties officeooo:rsid="013c13dc"/>
    </style:style>
    <style:style style:name="T21" style:family="text">
      <style:text-properties officeooo:rsid="013fdc3d"/>
    </style:style>
    <style:style style:name="T22" style:family="text">
      <style:text-properties officeooo:rsid="0141ca75"/>
    </style:style>
    <style:style style:name="T23" style:family="text">
      <style:text-properties fo:color="#333333" style:font-name="Calibri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../../../../../Signal/index.php%3Fr=article/searchSimpl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T3">C</text:span><text:span text:style-name="T1">heck-list </text:span><text:span text:style-name="T2">de veille </text:span><text:span text:style-name="T4">pour ma thèse</text:span></text:h>
      <text:p text:style-name="P15"><text:span text:style-name="T9">Note : ce document peut vous accompagner dans la structuration de votre veille et la mise en place de votre stratégie de veille. Il </text:span><text:span text:style-name="T10">doit </text:span><text:span text:style-name="T11">être évolutif : relisez, modifiez le </text:span><text:span text:style-name="T12">régulièrement</text:span><text:span text:style-name="T11"> en ajoutant, enlevant de mots-clés, sources, requêtes. </text:span><text:span text:style-name="T12">M</text:span><text:span text:style-name="T11">ieux : faites en plusieurs versions, pour revenir sur les anciennes si besoin </text:span><text:span text:style-name="T12">afin d’y dénicher des sources et pistes abandonnées et oubliées par la suite.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text:span text:style-name="T18">S</text:span>ujet de thèse</text:p>
          </table:table-cell>
          <table:table-cell table:style-name="Tableau1.B1" office:value-type="string">
            <text:p text:style-name="P13"/>
          </table:table-cell>
        </table:table-row>
        <table:table-row table:style-name="Tableau1.2">
          <table:table-cell table:style-name="Tableau1.A2" table:number-columns-spanned="2" office:value-type="string">
            <text:p text:style-name="P3"><text:span text:style-name="T16">Mot-clés</text:span> pour les requêtes</text:p>
          </table:table-cell>
          <table:covered-table-cell/>
        </table:table-row>
        <table:table-row table:style-name="Tableau1.3">
          <table:table-cell table:style-name="Tableau1.A5" table:number-rows-spanned="3" office:value-type="string">
            <text:p text:style-name="P7"><text:span text:style-name="T18">M</text:span>ots-clés </text:p>
          </table:table-cell>
          <table:table-cell table:style-name="Tableau1.B3" office:value-type="string">
            <text:p text:style-name="P7">Fr :</text:p>
          </table:table-cell>
        </table:table-row>
        <table:table-row table:style-name="Tableau1.4">
          <table:covered-table-cell/>
          <table:table-cell table:style-name="Tableau1.B4" office:value-type="string">
            <text:p text:style-name="P7">En : </text:p>
          </table:table-cell>
        </table:table-row>
        <table:table-row table:style-name="Tableau1.5">
          <table:covered-table-cell/>
          <table:table-cell table:style-name="Tableau1.B5" office:value-type="string">
            <text:p text:style-name="P7">Autres langues :</text:p>
          </table:table-cell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3"><text:span text:style-name="T18">S</text:span>ources <text:span text:style-name="T18">identifiées (par types)</text:span></text:p>
          </table:table-cell>
          <table:covered-table-cell/>
          <table:table-cell table:style-name="Tableau2.C1" office:value-type="string">
            <text:p text:style-name="P3"><text:span text:style-name="T8">Mode de s</text:span>urveillance ?</text:p>
          </table:table-cell>
        </table:table-row>
        <table:table-row table:style-name="Tableau2.2">
          <table:table-cell table:style-name="Tableau2.A2" office:value-type="string">
            <text:p text:style-name="P8">Revues</text:p>
          </table:table-cell>
          <table:table-cell table:style-name="Tableau2.B2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2.C2" office:value-type="string">
            <text:p text:style-name="P7"/>
          </table:table-cell>
        </table:table-row>
        <table:table-row table:style-name="Tableau2.3">
          <table:table-cell table:style-name="Tableau2.A3" office:value-type="string">
            <text:p text:style-name="P8">Auteurs <text:span text:style-name="T13">publiant </text:span>/ experts</text:p>
          </table:table-cell>
          <table:table-cell table:style-name="Tableau2.B3" office:value-type="string">
            <text:p text:style-name="P7"/>
            <text:p text:style-name="P7"/>
            <text:p text:style-name="P7"><text:soft-page-break/></text:p>
            <text:p text:style-name="P7"/>
            <text:p text:style-name="P7"/>
          </table:table-cell>
          <table:table-cell table:style-name="Tableau2.C3" office:value-type="string">
            <text:p text:style-name="P7"/>
          </table:table-cell>
        </table:table-row>
        <table:table-row table:style-name="Tableau2.4">
          <table:table-cell table:style-name="Tableau2.A6" office:value-type="string">
            <text:p text:style-name="P9">Labos / institutions / <text:span text:style-name="T19">organismes / projets</text:span></text:p>
          </table:table-cell>
          <table:table-cell table:style-name="Tableau2.B4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eau2.C4" office:value-type="string">
            <text:p text:style-name="P7"/>
          </table:table-cell>
        </table:table-row>
        <table:table-row table:style-name="Tableau2.5">
          <table:table-cell table:style-name="Tableau2.A6" office:value-type="string">
            <text:p text:style-name="P14"><text:span text:style-name="T6">Évènements</text:span> ?</text:p>
          </table:table-cell>
          <table:table-cell table:style-name="Tableau2.B5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2.C5" office:value-type="string">
            <text:p text:style-name="P7"/>
          </table:table-cell>
        </table:table-row>
        <table:table-row table:style-name="Tableau2.6">
          <table:table-cell table:style-name="Tableau2.A6" office:value-type="string">
            <text:p text:style-name="P8">BU (catalogue<text:span text:style-name="T5">s</text:span>), <text:span text:style-name="T20">sites d’éditeurs</text:span></text:p>
          </table:table-cell>
          <table:table-cell table:style-name="Tableau2.B6" office:value-type="string">
            <text:p text:style-name="P7"/>
            <text:p text:style-name="P7"/>
            <text:p text:style-name="P7"/>
          </table:table-cell>
          <table:table-cell table:style-name="Tableau2.C6" office:value-type="string">
            <text:p text:style-name="P7"/>
          </table:table-cell>
        </table:table-row>
        <table:table-row table:style-name="Tableau2.5">
          <table:table-cell table:style-name="Tableau2.A7" office:value-type="string">
            <text:p text:style-name="P10">Moteurs <text:span text:style-name="T7">de recherche</text:span></text:p>
          </table:table-cell>
          <table:table-cell table:style-name="Tableau2.B7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2.C7" office:value-type="string">
            <text:p text:style-name="P7"/>
          </table:table-cell>
        </table:table-row>
        <table:table-row table:style-name="Tableau2.8">
          <table:table-cell table:style-name="Tableau2.A8" office:value-type="string">
            <text:p text:style-name="P10">BDD <text:span text:style-name="T14">et plateformes</text:span></text:p>
          </table:table-cell>
          <table:table-cell table:style-name="Tableau2.B8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2.C8" office:value-type="string">
            <text:p text:style-name="P7"/>
          </table:table-cell>
        </table:table-row>
        <text:soft-page-break/>
        <table:table-row table:style-name="Tableau2.9">
          <table:table-cell table:style-name="Tableau2.A9" office:value-type="string">
            <text:p text:style-name="P11">Listes de diffusion / <text:span text:style-name="T21">Newsletter,</text:span> forum, <text:span text:style-name="T17">etc.</text:span></text:p>
          </table:table-cell>
          <table:table-cell table:style-name="Tableau2.B9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2.C9" office:value-type="string">
            <text:p text:style-name="P7"/>
          </table:table-cell>
        </table:table-row>
        <table:table-row table:style-name="Tableau2.10">
          <table:table-cell table:style-name="Tableau2.A10" office:value-type="string">
            <text:p text:style-name="P10"><text:span text:style-name="T15">Autres « s</text:span>ites web »</text:p>
          </table:table-cell>
          <table:table-cell table:style-name="Tableau2.B10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2.C10" office:value-type="string">
            <text:p text:style-name="P7"/>
          </table:table-cell>
        </table:table-row>
      </table:table>
      <text:p text:style-name="P5"/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p text:style-name="P3">Mes <text:span text:style-name="T22">requêtes</text:span> et alertes</text:p>
          </table:table-cell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4">Site/outil/plateforme</text:p>
          </table:table-cell>
          <table:table-cell table:style-name="Tableau3.A2" office:value-type="string">
            <text:p text:style-name="P4">Requête</text:p>
          </table:table-cell>
          <table:table-cell table:style-name="Tableau3.C2" office:value-type="string">
            <text:p text:style-name="P4">Compte (identifiants)</text:p>
          </table:table-cell>
        </table:table-row>
        <table:table-row table:style-name="Tableau3.1">
          <table:table-cell table:style-name="Tableau3.A3" office:value-type="string">
            <text:p text:style-name="P16">Proquest (socio+psycho)</text:p>
          </table:table-cell>
          <table:table-cell table:style-name="Tableau3.A3" office:value-type="string">
            <text:p text:style-name="P4"><text:a xlink:type="simple" xlink:href="https://search-proquest-com.bibelec.univ-lyon2.fr/myresearch/savedsearches.checkdbssearchlink:rerunsearch/1880575/SavedSearches?t:ac=SavedSearches" text:style-name="Internet_20_link" text:visited-style-name="Visited_20_Internet_20_Link">noft(sponsor*) AND noft(paralympi*) </text:a></text:p>
          </table:table-cell>
          <table:table-cell table:style-name="Tableau3.C3" office:value-type="string">
            <text:p text:style-name="P16">isidoct.lyon2.veille</text:p>
          </table:table-cell>
        </table:table-row>
        <table:table-row table:style-name="Tableau3.1">
          <table:table-cell table:style-name="Tableau3.A3" office:value-type="string">
            <text:p text:style-name="P17">Isidore.science</text:p>
          </table:table-cell>
          <table:table-cell table:style-name="Tableau3.A3" office:value-type="string">
            <text:p text:style-name="P4">(paralympiques OU paralympics) ET ( sponsors OU sponsoring)</text:p>
          </table:table-cell>
          <table:table-cell table:style-name="Tableau3.C3" office:value-type="string">
            <text:p text:style-name="P18">Compte HumaNum perso</text:p>
          </table:table-cell>
        </table:table-row>
        <table:table-row table:style-name="Tableau3.1">
          <table:table-cell table:style-name="Tableau3.A3" office:value-type="string">
            <text:p text:style-name="P4"/>
          </table:table-cell>
          <table:table-cell table:style-name="Tableau3.A3" office:value-type="string">
            <text:p text:style-name="P4"/>
          </table:table-cell>
          <table:table-cell table:style-name="Tableau3.C3" office:value-type="string">
            <text:p text:style-name="P4"/>
          </table:table-cell>
        </table:table-row>
        <table:table-row table:style-name="Tableau3.1">
          <table:table-cell table:style-name="Tableau3.A3" office:value-type="string">
            <text:p text:style-name="P4"/>
          </table:table-cell>
          <table:table-cell table:style-name="Tableau3.A3" office:value-type="string">
            <text:p text:style-name="P4"/>
          </table:table-cell>
          <table:table-cell table:style-name="Tableau3.C3" office:value-type="string">
            <text:p text:style-name="P4"/>
          </table:table-cell>
        </table:table-row>
        <table:table-row table:style-name="Tableau3.1">
          <table:table-cell table:style-name="Tableau3.A3" office:value-type="string">
            <text:p text:style-name="P4"/>
          </table:table-cell>
          <table:table-cell table:style-name="Tableau3.A3" office:value-type="string">
            <text:p text:style-name="P4"/>
          </table:table-cell>
          <table:table-cell table:style-name="Tableau3.C3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etrait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color="#000000"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list-style-name="" style:class="text" style:master-page-name="">
      <style:paragraph-properties style:page-number="auto"/>
      <style:text-properties fo:color="#ff3300" style:font-name="Times New Roman" fo:font-family="'Times New Roman'" style:font-family-generic="roman" style:font-pitch="variable" fo:font-size="16pt" fo:font-weight="bold" style:font-name-asian="Arial Unicode MS" style:font-family-asian="'Arial Unicode MS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CD_5f_Text-inLigne_5f_BoldOrange" style:display-name="SCD_Text-inLigne_BoldOrange" style:family="paragraph" style:parent-style-name="Standard" style:next-style-name="Text">
      <style:paragraph-properties fo:text-align="start" style:justify-single-word="false"/>
      <style:text-properties fo:color="#ff3300" fo:font-weight="bold" style:font-size-asian="10.5pt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b8bc4" officeooo:paragraph-rsid="001b8bc4"/>
    </style:style>
    <style:style style:name="MP2" style:family="paragraph">
      <loext:graphic-properties draw:fill="none" draw:fill-color="#ffffff"/>
      <style:paragraph-properties style:writing-mode="lr-tb"/>
      <style:text-properties fo:color="#333333" style:font-name="Calibri" fo:font-size="10pt" style:font-size-asian="10pt" style:font-size-complex="10pt"/>
    </style:style>
    <style:style style:name="MT1" style:family="text">
      <style:text-properties fo:color="#333333" style:font-name="Calibri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5" text:anchor-type="paragraph" svg:x="-0.478cm" svg:y="0.482cm" svg:width="2.069cm" svg:height="0.723cm" draw:z-index="5"><draw:image xlink:href="Pictures/10000201000001930000008D0ADA9B9C081E940E.png" xlink:type="simple" xlink:show="embed" xlink:actuate="onLoad" loext:mime-type="image/png"/></draw:frame><draw:frame draw:style-name="Mfr1" draw:name="Image4" text:anchor-type="paragraph" svg:x="25.617cm" svg:y="-0.344cm" svg:width="1.826cm" svg:height="1.378cm" draw:z-index="8"><draw:image xlink:href="Pictures/1000000000000131000000E6B00BC2C3F976B789.png" xlink:type="simple" xlink:show="embed" xlink:actuate="onLoad" loext:mime-type="image/png"/></draw:frame><draw:frame text:anchor-type="paragraph" draw:z-index="2" draw:style-name="Mgr1" draw:text-style-name="MP2" svg:width="4.763cm" svg:height="1.731cm" svg:x="-0.478cm" svg:y="-0.356cm"><draw:text-box><text:p><text:span text:style-name="MT1">Ma Check-List de Veille</text:span><text:span text:style-name="MT1"><text:line-break/></text:span><text:span text:style-name="MT1">Janv. 2021 – A. Marois V3</text:span></text:p><text:p><text:span text:style-name="MT1"/></text:p></draw:text-box></draw:frame><text:tab/><text:tab/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5:12:51</meta:creation-date>
    <dc:date>2021-01-28T10:31:43.870000000</dc:date>
    <meta:editing-duration>P1DT3H39M30S</meta:editing-duration>
    <meta:editing-cycles>411</meta:editing-cycles>
    <meta:generator>LibreOffice/6.2.3.2$Windows_X86_64 LibreOffice_project/aecc05fe267cc68dde00352a451aa867b3b546ac</meta:generator>
    <meta:keyword>bases de données; psychologies; sciences cognitives; isidoct; formation; doctorants; phd; shs</meta:keyword>
    <dc:subject>Support pour impression accompagnant les séances de recherche documentaires disciplinaires Psychologies du module 3 d'isidoct</dc:subject>
    <dc:title>Outils pour la recherche documentaire en psychologie et sciences cognitive - isidoct 2016</dc:title>
    <meta:print-date>2019-12-09T13:40:31.086000000</meta:print-date>
    <meta:document-statistic meta:table-count="3" meta:image-count="2" meta:object-count="0" meta:page-count="3" meta:paragraph-count="30" meta:word-count="156" meta:character-count="1031" meta:non-whitespace-character-count="899"/>
    <meta:user-defined meta:name="Info 1"/>
    <meta:user-defined meta:name="Info 2"/>
    <meta:user-defined meta:name="Info 3"/>
    <meta:user-defined meta:name="Info 4"/>
  </office:meta>
</office:document-meta>
</file>